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fo:padding="0.71m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1"/>
          <table:table-cell table:style-name="ce72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2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7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6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7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64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06" calcext:value-type="float">
            <text:p><text:s text:c="3"/>606</text:p>
          </table:table-cell>
          <table:table-cell table:style-name="ce65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9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40" office:value-type="float" office:value="10779659" calcext:value-type="float">
            <text:p><text:s text:c="3"/>10,779,659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65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0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40" office:value-type="float" office:value="10884622" calcext:value-type="float">
            <text:p><text:s text:c="3"/>10,884,622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65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619" calcext:value-type="float">
            <text:p><text:s text:c="3"/>619</text:p>
          </table:table-cell>
          <table:table-cell table:style-name="ce65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622" calcext:value-type="float">
            <text:p><text:s text:c="3"/>622</text:p>
          </table:table-cell>
          <table:table-cell table:style-name="ce65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625" calcext:value-type="float">
            <text:p><text:s text:c="3"/>625</text:p>
          </table:table-cell>
          <table:table-cell table:style-name="ce66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7" calcext:value-type="float">
            <text:p><text:s text:c="3"/>627</text:p>
          </table:table-cell>
          <table:table-cell table:style-name="ce67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office:value-type="float" office:value="629" calcext:value-type="float">
            <text:p><text:s text:c="3"/>629</text:p>
          </table:table-cell>
          <table:table-cell table:style-name="ce67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632" calcext:value-type="float">
            <text:p><text:s text:c="3"/>632</text:p>
          </table:table-cell>
          <table:table-cell table:style-name="ce66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634" calcext:value-type="float">
            <text:p><text:s text:c="3"/>634</text:p>
          </table:table-cell>
          <table:table-cell table:style-name="ce66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637" calcext:value-type="float">
            <text:p><text:s text:c="3"/>637</text:p>
          </table:table-cell>
          <table:table-cell table:style-name="ce66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6" calcext:value-type="float">
            <text:p><text:s text:c="3"/>147,516</text:p>
          </table:table-cell>
          <table:table-cell table:style-name="ce31" office:value-type="float" office:value="7561422" calcext:value-type="float">
            <text:p><text:s text:c="3"/>7,561,422</text:p>
          </table:table-cell>
          <table:table-cell table:style-name="ce42" office:value-type="float" office:value="22988428" calcext:value-type="float">
            <text:p><text:s text:c="3"/>22,988,428</text:p>
          </table:table-cell>
          <table:table-cell table:style-name="ce31" office:value-type="float" office:value="11614850" calcext:value-type="float">
            <text:p><text:s text:c="3"/>11,614,850</text:p>
          </table:table-cell>
          <table:table-cell table:style-name="ce31" office:value-type="float" office:value="11373578" calcext:value-type="float">
            <text:p><text:s text:c="3"/>11,373,578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5" calcext:value-type="float">
            <text:p><text:s text:c="3"/>635</text:p>
          </table:table-cell>
          <table:table-cell table:style-name="ce68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9" calcext:value-type="float">
            <text:p><text:s text:c="3"/>147,519</text:p>
          </table:table-cell>
          <table:table-cell table:style-name="ce31" office:value-type="float" office:value="7576211" calcext:value-type="float">
            <text:p><text:s text:c="3"/>7,576,211</text:p>
          </table:table-cell>
          <table:table-cell table:style-name="ce42" office:value-type="float" office:value="22994262" calcext:value-type="float">
            <text:p><text:s text:c="3"/>22,994,262</text:p>
          </table:table-cell>
          <table:table-cell table:style-name="ce31" office:value-type="float" office:value="11615910" calcext:value-type="float">
            <text:p><text:s text:c="3"/>11,615,910</text:p>
          </table:table-cell>
          <table:table-cell table:style-name="ce31" office:value-type="float" office:value="11378352" calcext:value-type="float">
            <text:p><text:s text:c="3"/>11,378,35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5" calcext:value-type="float">
            <text:p><text:s text:c="3"/>635</text:p>
          </table:table-cell>
          <table:table-cell table:style-name="ce68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2" calcext:value-type="float">
            <text:p><text:s text:c="3"/>147,572</text:p>
          </table:table-cell>
          <table:table-cell table:style-name="ce31" office:value-type="float" office:value="7591500" calcext:value-type="float">
            <text:p><text:s text:c="3"/>7,591,500</text:p>
          </table:table-cell>
          <table:table-cell table:style-name="ce42" office:value-type="float" office:value="23000827" calcext:value-type="float">
            <text:p><text:s text:c="3"/>23,000,827</text:p>
          </table:table-cell>
          <table:table-cell table:style-name="ce31" office:value-type="float" office:value="11617437" calcext:value-type="float">
            <text:p><text:s text:c="3"/>11,617,437</text:p>
          </table:table-cell>
          <table:table-cell table:style-name="ce31" office:value-type="float" office:value="11383390" calcext:value-type="float">
            <text:p><text:s text:c="3"/>11,383,390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6" calcext:value-type="float">
            <text:p><text:s text:c="3"/>636</text:p>
          </table:table-cell>
          <table:table-cell table:style-name="ce68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2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6" calcext:value-type="float">
            <text:p><text:s text:c="3"/>636</text:p>
          </table:table-cell>
          <table:table-cell table:style-name="ce68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2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6" calcext:value-type="float">
            <text:p><text:s text:c="3"/>636</text:p>
          </table:table-cell>
          <table:table-cell table:style-name="ce68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2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6" calcext:value-type="float">
            <text:p><text:s text:c="3"/>636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2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6" calcext:value-type="float">
            <text:p><text:s text:c="3"/>636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8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2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7" calcext:value-type="float">
            <text:p><text:s text:c="3"/>637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8"/>
          <table:table-cell table:style-name="ce31"/>
          <table:table-cell table:style-name="ce42"/>
          <table:table-cell table:style-name="ce31" table:number-columns-repeated="2"/>
          <table:table-cell table:style-name="ce53" table:number-columns-repeated="2"/>
          <table:table-cell table:style-name="ce69"/>
          <table:table-cell table:style-name="ce73"/>
          <table:table-cell table:number-columns-repeated="1011"/>
        </table:table-row>
        <table:table-row table:style-name="ro4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32" office:value-type="float" office:value="7657870" calcext:value-type="float">
            <text:p><text:s text:c="3"/>7,657,870</text:p>
          </table:table-cell>
          <table:table-cell table:style-name="ce43" office:value-type="float" office:value="23046177" calcext:value-type="float">
            <text:p><text:s text:c="3"/>23,046,177</text:p>
          </table:table-cell>
          <table:table-cell table:style-name="ce32" office:value-type="float" office:value="11627353" calcext:value-type="float">
            <text:p><text:s text:c="3"/>11,627,353</text:p>
          </table:table-cell>
          <table:table-cell table:style-name="ce32" office:value-type="float" office:value="11418824" calcext:value-type="float">
            <text:p><text:s text:c="3"/>11,418,824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style-name="ce73"/>
          <table:table-cell table:number-columns-repeated="1011"/>
        </table:table-row>
        <table:table-row table:style-name="ro4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32" office:value-type="float" office:value="7670092" calcext:value-type="float">
            <text:p><text:s text:c="3"/>7,670,092</text:p>
          </table:table-cell>
          <table:table-cell table:style-name="ce43" office:value-type="float" office:value="23049407" calcext:value-type="float">
            <text:p><text:s text:c="3"/>23,049,407</text:p>
          </table:table-cell>
          <table:table-cell table:style-name="ce32" office:value-type="float" office:value="11626061" calcext:value-type="float">
            <text:p><text:s text:c="3"/>11,626,061</text:p>
          </table:table-cell>
          <table:table-cell table:style-name="ce32" office:value-type="float" office:value="11423346" calcext:value-type="float">
            <text:p><text:s text:c="3"/>11,423,346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style-name="ce73"/>
          <table:table-cell table:number-columns-repeated="1011"/>
        </table:table-row>
        <table:table-row table:style-name="ro7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32" office:value-type="float" office:value="7683813" calcext:value-type="float">
            <text:p><text:s text:c="3"/>7,683,813</text:p>
          </table:table-cell>
          <table:table-cell table:style-name="ce43" office:value-type="float" office:value="23058550" calcext:value-type="float">
            <text:p><text:s text:c="3"/>23,058,550</text:p>
          </table:table-cell>
          <table:table-cell table:style-name="ce32" office:value-type="float" office:value="11628661" calcext:value-type="float">
            <text:p><text:s text:c="3"/>11,628,661</text:p>
          </table:table-cell>
          <table:table-cell table:style-name="ce32" office:value-type="float" office:value="11429889" calcext:value-type="float">
            <text:p><text:s text:c="3"/>11,429,889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9" office:value-type="float" office:value="3" calcext:value-type="float">
            <text:p><text:s text:c="3"/>3.00</text:p>
          </table:table-cell>
          <table:table-cell table:style-name="ce73"/>
          <table:table-cell table:number-columns-repeated="1011"/>
        </table:table-row>
        <table:table-row table:style-name="ro7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46" calcext:value-type="float">
            <text:p><text:s text:c="3"/>147,746</text:p>
          </table:table-cell>
          <table:table-cell table:style-name="ce32" office:value-type="float" office:value="7695146" calcext:value-type="float">
            <text:p><text:s text:c="3"/>7,695,146</text:p>
          </table:table-cell>
          <table:table-cell table:style-name="ce43" office:value-type="float" office:value="23059339" calcext:value-type="float">
            <text:p><text:s text:c="3"/>23,059,339</text:p>
          </table:table-cell>
          <table:table-cell table:style-name="ce32" office:value-type="float" office:value="11627066" calcext:value-type="float">
            <text:p><text:s text:c="3"/>11,627,066</text:p>
          </table:table-cell>
          <table:table-cell table:style-name="ce32" office:value-type="float" office:value="11432273" calcext:value-type="float">
            <text:p><text:s text:c="3"/>11,432,273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9" office:value-type="float" office:value="3" calcext:value-type="float">
            <text:p><text:s text:c="3"/>3.00</text:p>
          </table:table-cell>
          <table:table-cell table:style-name="ce73"/>
          <table:table-cell table:number-columns-repeated="1011"/>
        </table:table-row>
        <table:table-row table:style-name="ro7">
          <table:table-cell table:style-name="ce9" office:value-type="string" calcext:value-type="string">
            <text:p>五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3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9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06" calcext:value-type="float">
            <text:p><text:s/>0.06</text:p>
          </table:table-cell>
          <table:table-cell table:style-name="ce23" office:value-type="float" office:value="0.16" calcext:value-type="float">
            <text:p><text:s/>0.16</text:p>
          </table:table-cell>
          <table:table-cell table:style-name="ce23" office:value-type="float" office:value="1.91" calcext:value-type="float">
            <text:p><text:s/>1.91</text:p>
          </table:table-cell>
          <table:table-cell table:style-name="ce23" office:value-type="float" office:value="0.32" calcext:value-type="float">
            <text:p><text:s/>0.32</text:p>
          </table:table-cell>
          <table:table-cell table:style-name="ce23" office:value-type="float" office:value="0.1" calcext:value-type="float">
            <text:p><text:s/>0.10</text:p>
          </table:table-cell>
          <table:table-cell table:style-name="ce23" office:value-type="float" office:value="0.55" calcext:value-type="float">
            <text:p><text:s/>0.55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0.31" calcext:value-type="float">
            <text:p><text:s/>0.31</text:p>
          </table:table-cell>
          <table:table-cell table:style-name="ce70" office:value-type="float" office:value="-1.64" calcext:value-type="float">
            <text:p><text:s text:c="3"/>－ 1.64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14" calcext:value-type="float">
            <text:p><text:s/>0.14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46" office:value-type="float" office:value="-0.00108367837595486" calcext:value-type="float">
            <text:p><text:s text:c="3"/>－ 0.00</text:p>
          </table:table-cell>
          <table:table-cell table:style-name="ce24" office:value-type="float" office:value="0.03" calcext:value-type="float">
            <text:p><text:s/>0.03</text:p>
          </table:table-cell>
          <table:table-cell table:number-columns-repeated="2" table:style-name="ce56" office:value-type="float" office:value="0" calcext:value-type="float">
            <text:p>－</text:p>
          </table:table-cell>
          <table:table-cell table:style-name="ce71" office:value-type="float" office:value="-0.33" calcext:value-type="float">
            <text:p><text:s text:c="3"/>－ 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0" table:number-columns-spanned="2" table:number-rows-spanned="1"/>
          <table:covered-table-cell table:style-name="ce60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2" table:number-columns-repeated="1012"/>
        </table:table-row>
        <table:table-row table:style-name="ro12">
          <table:table-cell table:style-name="ce75" office:value-type="string" office:string-value=" 中 華 民 國 98 年 5 月 底" calcext:value-type="string" table:number-columns-spanned="12" table:number-rows-spanned="1">
            <text:p><text:s text:c="2"/>中 華 民 國 98 年 5 月 底 </text:p>
          </table:table-cell>
          <table:covered-table-cell table:number-columns-repeated="10" table:style-name="ce82"/>
          <table:covered-table-cell table:style-name="ce105"/>
          <table:table-cell table:style-name="ce72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7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6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7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6" office:value-type="string" calcext:value-type="string">
            <text:p>總 <text:s text:c="6"/>計</text:p>
          </table:table-cell>
          <table:table-cell table:style-name="ce83" office:value-type="float" office:value="36191.4667" calcext:value-type="float">
            <text:p><text:s text:c="3"/>36,191.4667</text:p>
          </table:table-cell>
          <table:table-cell table:style-name="ce90" office:value-type="float" office:value="368" calcext:value-type="float">
            <text:p><text:s text:c="3"/>368</text:p>
          </table:table-cell>
          <table:table-cell table:style-name="ce90" office:value-type="float" office:value="7832" calcext:value-type="float">
            <text:p><text:s text:c="3"/>7,832</text:p>
          </table:table-cell>
          <table:table-cell table:style-name="ce90" office:value-type="float" office:value="147758" calcext:value-type="float">
            <text:p><text:s text:c="3"/>147,758</text:p>
          </table:table-cell>
          <table:table-cell table:style-name="ce96" office:value-type="float" office:value="7706202" calcext:value-type="float">
            <text:p><text:s text:c="3"/>7,706,202</text:p>
          </table:table-cell>
          <table:table-cell table:style-name="ce30" office:value-type="float" office:value="23063027" calcext:value-type="float">
            <text:p><text:s text:c="3"/>23,063,027</text:p>
          </table:table-cell>
          <table:table-cell table:style-name="ce28" office:value-type="float" office:value="11626940" calcext:value-type="float">
            <text:p><text:s text:c="3"/>11,626,940</text:p>
          </table:table-cell>
          <table:table-cell table:style-name="ce37" office:value-type="float" office:value="11436087" calcext:value-type="float">
            <text:p><text:s text:c="3"/>11,436,087</text:p>
          </table:table-cell>
          <table:table-cell table:style-name="ce100" office:value-type="float" office:value="101.668866282672" calcext:value-type="float">
            <text:p><text:s/>102 </text:p>
          </table:table-cell>
          <table:table-cell table:style-name="ce100" office:value-type="float" office:value="637.250410191306" calcext:value-type="float">
            <text:p><text:s/>637 </text:p>
          </table:table-cell>
          <table:table-cell table:style-name="ce107" office:value-type="float" office:value="2.99278775718571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臺灣地區</text:p>
          </table:table-cell>
          <table:table-cell table:style-name="ce84" office:value-type="float" office:value="36008.1411" calcext:value-type="float">
            <text:p><text:s text:c="3"/>36,008.1411</text:p>
          </table:table-cell>
          <table:table-cell table:style-name="ce91" office:value-type="float" office:value="358" calcext:value-type="float">
            <text:p><text:s text:c="3"/>358</text:p>
          </table:table-cell>
          <table:table-cell table:style-name="ce91" office:value-type="float" office:value="7773" calcext:value-type="float">
            <text:p><text:s text:c="3"/>7,773</text:p>
          </table:table-cell>
          <table:table-cell table:style-name="ce91" office:value-type="float" office:value="146865" calcext:value-type="float">
            <text:p><text:s text:c="3"/>146,865</text:p>
          </table:table-cell>
          <table:table-cell table:style-name="ce97" office:value-type="float" office:value="7673518" calcext:value-type="float">
            <text:p><text:s text:c="3"/>7,673,518</text:p>
          </table:table-cell>
          <table:table-cell table:style-name="ce39" office:value-type="float" office:value="22965114" calcext:value-type="float">
            <text:p><text:s text:c="3"/>22,965,114</text:p>
          </table:table-cell>
          <table:table-cell table:style-name="ce29" office:value-type="float" office:value="11575144" calcext:value-type="float">
            <text:p><text:s text:c="3"/>11,575,144</text:p>
          </table:table-cell>
          <table:table-cell table:style-name="ce99" office:value-type="float" office:value="11389970" calcext:value-type="float">
            <text:p><text:s text:c="3"/>11,389,970</text:p>
          </table:table-cell>
          <table:table-cell table:style-name="ce100" office:value-type="float" office:value="101.625763720185" calcext:value-type="float">
            <text:p><text:s/>102 </text:p>
          </table:table-cell>
          <table:table-cell table:style-name="ce100" office:value-type="float" office:value="637.775605694902" calcext:value-type="float">
            <text:p><text:s/>638 </text:p>
          </table:table-cell>
          <table:table-cell table:style-name="ce107" office:value-type="float" office:value="2.99277515215316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4" office:value-type="float" office:value="35582.7487" calcext:value-type="float">
            <text:p><text:s text:c="3"/>35,582.7487</text:p>
          </table:table-cell>
          <table:table-cell table:style-name="ce91" office:value-type="float" office:value="335" calcext:value-type="float">
            <text:p><text:s text:c="3"/>335</text:p>
          </table:table-cell>
          <table:table-cell table:style-name="ce91" office:value-type="float" office:value="6865" calcext:value-type="float">
            <text:p><text:s text:c="3"/>6,865</text:p>
          </table:table-cell>
          <table:table-cell table:style-name="ce91" office:value-type="float" office:value="128881" calcext:value-type="float">
            <text:p><text:s text:c="3"/>128,881</text:p>
          </table:table-cell>
          <table:table-cell table:style-name="ce97" office:value-type="float" office:value="6137750" calcext:value-type="float">
            <text:p><text:s text:c="3"/>6,137,750</text:p>
          </table:table-cell>
          <table:table-cell table:style-name="ce39" office:value-type="float" office:value="18821228" calcext:value-type="float">
            <text:p><text:s text:c="3"/>18,821,228</text:p>
          </table:table-cell>
          <table:table-cell table:style-name="ce29" office:value-type="float" office:value="9551467" calcext:value-type="float">
            <text:p><text:s text:c="3"/>9,551,467</text:p>
          </table:table-cell>
          <table:table-cell table:style-name="ce99" office:value-type="float" office:value="9269761" calcext:value-type="float">
            <text:p><text:s text:c="3"/>9,269,761</text:p>
          </table:table-cell>
          <table:table-cell table:style-name="ce100" office:value-type="float" office:value="103.038978027589" calcext:value-type="float">
            <text:p><text:s/>103 </text:p>
          </table:table-cell>
          <table:table-cell table:style-name="ce100" office:value-type="float" office:value="528.942498475392" calcext:value-type="float">
            <text:p><text:s/>529 </text:p>
          </table:table-cell>
          <table:table-cell table:style-name="ce107" office:value-type="float" office:value="3.06647028634272" calcext:value-type="float">
            <text:p><text:s/>3.07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臺北縣</text:p>
          </table:table-cell>
          <table:table-cell table:style-name="ce85" office:value-type="float" office:value="2052.5667" calcext:value-type="float">
            <text:p><text:s text:c="3"/>2,052.566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1017" calcext:value-type="float">
            <text:p><text:s text:c="3"/>1,017</text:p>
          </table:table-cell>
          <table:table-cell table:style-name="ce38" office:value-type="float" office:value="21722" calcext:value-type="float">
            <text:p><text:s text:c="3"/>21,722</text:p>
          </table:table-cell>
          <table:table-cell table:style-name="ce38" office:value-type="float" office:value="1351841" calcext:value-type="float">
            <text:p><text:s text:c="3"/>1,351,841</text:p>
          </table:table-cell>
          <table:table-cell table:style-name="ce31" office:value-type="float" office:value="3847554" calcext:value-type="float">
            <text:p><text:s text:c="3"/>3,847,554</text:p>
          </table:table-cell>
          <table:table-cell table:style-name="ce31" office:value-type="float" office:value="1917995" calcext:value-type="float">
            <text:p><text:s text:c="3"/>1,917,995</text:p>
          </table:table-cell>
          <table:table-cell table:style-name="ce31" office:value-type="float" office:value="1929559" calcext:value-type="float">
            <text:p><text:s text:c="3"/>1,929,559</text:p>
          </table:table-cell>
          <table:table-cell table:style-name="ce101" office:value-type="float" office:value="99.4006920752358" calcext:value-type="float">
            <text:p><text:s/>99 </text:p>
          </table:table-cell>
          <table:table-cell table:style-name="ce101" office:value-type="float" office:value="1874.5086335075" calcext:value-type="float">
            <text:p><text:s/>1,875 </text:p>
          </table:table-cell>
          <table:table-cell table:style-name="ce108" office:value-type="float" office:value="2.84615868286285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宜蘭縣</text:p>
          </table:table-cell>
          <table:table-cell table:style-name="ce85" office:value-type="float" office:value="2143.6251" calcext:value-type="float">
            <text:p><text:s text:c="3"/>2,143.625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3738" calcext:value-type="float">
            <text:p><text:s text:c="3"/>3,738</text:p>
          </table:table-cell>
          <table:table-cell table:style-name="ce38" office:value-type="float" office:value="150443" calcext:value-type="float">
            <text:p><text:s text:c="3"/>150,443</text:p>
          </table:table-cell>
          <table:table-cell table:style-name="ce31" office:value-type="float" office:value="460837" calcext:value-type="float">
            <text:p><text:s text:c="3"/>460,837</text:p>
          </table:table-cell>
          <table:table-cell table:style-name="ce31" office:value-type="float" office:value="235626" calcext:value-type="float">
            <text:p><text:s text:c="3"/>235,626</text:p>
          </table:table-cell>
          <table:table-cell table:style-name="ce31" office:value-type="float" office:value="225211" calcext:value-type="float">
            <text:p><text:s text:c="3"/>225,211</text:p>
          </table:table-cell>
          <table:table-cell table:style-name="ce101" office:value-type="float" office:value="104.62455208671" calcext:value-type="float">
            <text:p><text:s/>105 </text:p>
          </table:table-cell>
          <table:table-cell table:style-name="ce101" office:value-type="float" office:value="214.980222054687" calcext:value-type="float">
            <text:p><text:s/>215 </text:p>
          </table:table-cell>
          <table:table-cell table:style-name="ce108" office:value-type="float" office:value="3.06320001595289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桃園縣</text:p>
          </table:table-cell>
          <table:table-cell table:style-name="ce85" office:value-type="float" office:value="1220.954" calcext:value-type="float">
            <text:p><text:s text:c="3"/>1,220.954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1071" calcext:value-type="float">
            <text:p><text:s text:c="3"/>11,071</text:p>
          </table:table-cell>
          <table:table-cell table:style-name="ce38" office:value-type="float" office:value="642719" calcext:value-type="float">
            <text:p><text:s text:c="3"/>642,719</text:p>
          </table:table-cell>
          <table:table-cell table:style-name="ce31" office:value-type="float" office:value="1965313" calcext:value-type="float">
            <text:p><text:s text:c="3"/>1,965,313</text:p>
          </table:table-cell>
          <table:table-cell table:style-name="ce31" office:value-type="float" office:value="993844" calcext:value-type="float">
            <text:p><text:s text:c="3"/>993,844</text:p>
          </table:table-cell>
          <table:table-cell table:style-name="ce31" office:value-type="float" office:value="971469" calcext:value-type="float">
            <text:p><text:s text:c="3"/>971,469</text:p>
          </table:table-cell>
          <table:table-cell table:style-name="ce101" office:value-type="float" office:value="102.303212969225" calcext:value-type="float">
            <text:p><text:s/>102 </text:p>
          </table:table-cell>
          <table:table-cell table:style-name="ce101" office:value-type="float" office:value="1609.65359874328" calcext:value-type="float">
            <text:p><text:s/>1,610 </text:p>
          </table:table-cell>
          <table:table-cell table:style-name="ce108" office:value-type="float" office:value="3.05781064508751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新竹縣</text:p>
          </table:table-cell>
          <table:table-cell table:style-name="ce85" office:value-type="float" office:value="1427.5369" calcext:value-type="float">
            <text:p><text:s text:c="3"/>1,427.536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3029" calcext:value-type="float">
            <text:p><text:s text:c="3"/>3,029</text:p>
          </table:table-cell>
          <table:table-cell table:style-name="ce38" office:value-type="float" office:value="154812" calcext:value-type="float">
            <text:p><text:s text:c="3"/>154,812</text:p>
          </table:table-cell>
          <table:table-cell table:style-name="ce31" office:value-type="float" office:value="505855" calcext:value-type="float">
            <text:p><text:s text:c="3"/>505,855</text:p>
          </table:table-cell>
          <table:table-cell table:style-name="ce31" office:value-type="float" office:value="261037" calcext:value-type="float">
            <text:p><text:s text:c="3"/>261,037</text:p>
          </table:table-cell>
          <table:table-cell table:style-name="ce31" office:value-type="float" office:value="244818" calcext:value-type="float">
            <text:p><text:s text:c="3"/>244,818</text:p>
          </table:table-cell>
          <table:table-cell table:style-name="ce101" office:value-type="float" office:value="106.624921370161" calcext:value-type="float">
            <text:p><text:s/>107 </text:p>
          </table:table-cell>
          <table:table-cell table:style-name="ce101" office:value-type="float" office:value="354.355113342429" calcext:value-type="float">
            <text:p><text:s/>354 </text:p>
          </table:table-cell>
          <table:table-cell table:style-name="ce108" office:value-type="float" office:value="3.26754385964912" calcext:value-type="float">
            <text:p><text:s/>3.27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苗栗縣</text:p>
          </table:table-cell>
          <table:table-cell table:style-name="ce85" office:value-type="float" office:value="1820.3149" calcext:value-type="float">
            <text:p><text:s text:c="3"/>1,820.314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4629" calcext:value-type="float">
            <text:p><text:s text:c="3"/>4,629</text:p>
          </table:table-cell>
          <table:table-cell table:style-name="ce38" office:value-type="float" office:value="167973" calcext:value-type="float">
            <text:p><text:s text:c="3"/>167,973</text:p>
          </table:table-cell>
          <table:table-cell table:style-name="ce31" office:value-type="float" office:value="560631" calcext:value-type="float">
            <text:p><text:s text:c="3"/>560,631</text:p>
          </table:table-cell>
          <table:table-cell table:style-name="ce31" office:value-type="float" office:value="292099" calcext:value-type="float">
            <text:p><text:s text:c="3"/>292,099</text:p>
          </table:table-cell>
          <table:table-cell table:style-name="ce31" office:value-type="float" office:value="268532" calcext:value-type="float">
            <text:p><text:s text:c="3"/>268,532</text:p>
          </table:table-cell>
          <table:table-cell table:style-name="ce101" office:value-type="float" office:value="108.776235234534" calcext:value-type="float">
            <text:p><text:s/>109 </text:p>
          </table:table-cell>
          <table:table-cell table:style-name="ce101" office:value-type="float" office:value="307.985722690069" calcext:value-type="float">
            <text:p><text:s/>308 </text:p>
          </table:table-cell>
          <table:table-cell table:style-name="ce108" office:value-type="float" office:value="3.33762568984301" calcext:value-type="float">
            <text:p><text:s/>3.34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中縣</text:p>
          </table:table-cell>
          <table:table-cell table:style-name="ce85" office:value-type="float" office:value="2051.4712" calcext:value-type="float">
            <text:p><text:s text:c="3"/>2,051.471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7741" calcext:value-type="float">
            <text:p><text:s text:c="3"/>7,741</text:p>
          </table:table-cell>
          <table:table-cell table:style-name="ce38" office:value-type="float" office:value="454252" calcext:value-type="float">
            <text:p><text:s text:c="3"/>454,252</text:p>
          </table:table-cell>
          <table:table-cell table:style-name="ce31" office:value-type="float" office:value="1559198" calcext:value-type="float">
            <text:p><text:s text:c="3"/>1,559,198</text:p>
          </table:table-cell>
          <table:table-cell table:style-name="ce31" office:value-type="float" office:value="791821" calcext:value-type="float">
            <text:p><text:s text:c="3"/>791,821</text:p>
          </table:table-cell>
          <table:table-cell table:style-name="ce31" office:value-type="float" office:value="767377" calcext:value-type="float">
            <text:p><text:s text:c="3"/>767,377</text:p>
          </table:table-cell>
          <table:table-cell table:style-name="ce101" office:value-type="float" office:value="103.185396486994" calcext:value-type="float">
            <text:p><text:s/>103 </text:p>
          </table:table-cell>
          <table:table-cell table:style-name="ce101" office:value-type="float" office:value="760.038941809176" calcext:value-type="float">
            <text:p><text:s/>760 </text:p>
          </table:table-cell>
          <table:table-cell table:style-name="ce108" office:value-type="float" office:value="3.43245159074699" calcext:value-type="float">
            <text:p><text:s/>3.43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彰化縣</text:p>
          </table:table-cell>
          <table:table-cell table:style-name="ce85" office:value-type="float" office:value="1074.396" calcext:value-type="float">
            <text:p><text:s text:c="3"/>1,074.3960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9058" calcext:value-type="float">
            <text:p><text:s text:c="3"/>9,058</text:p>
          </table:table-cell>
          <table:table-cell table:style-name="ce38" office:value-type="float" office:value="355801" calcext:value-type="float">
            <text:p><text:s text:c="3"/>355,801</text:p>
          </table:table-cell>
          <table:table-cell table:style-name="ce31" office:value-type="float" office:value="1312239" calcext:value-type="float">
            <text:p><text:s text:c="3"/>1,312,239</text:p>
          </table:table-cell>
          <table:table-cell table:style-name="ce31" office:value-type="float" office:value="675212" calcext:value-type="float">
            <text:p><text:s text:c="3"/>675,212</text:p>
          </table:table-cell>
          <table:table-cell table:style-name="ce31" office:value-type="float" office:value="637027" calcext:value-type="float">
            <text:p><text:s text:c="3"/>637,027</text:p>
          </table:table-cell>
          <table:table-cell table:style-name="ce101" office:value-type="float" office:value="105.994251421054" calcext:value-type="float">
            <text:p><text:s/>106 </text:p>
          </table:table-cell>
          <table:table-cell table:style-name="ce101" office:value-type="float" office:value="1221.37368344633" calcext:value-type="float">
            <text:p><text:s/>1,221 </text:p>
          </table:table-cell>
          <table:table-cell table:style-name="ce108" office:value-type="float" office:value="3.68812622786333" calcext:value-type="float">
            <text:p><text:s/>3.69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南投縣</text:p>
          </table:table-cell>
          <table:table-cell table:style-name="ce85" office:value-type="float" office:value="4106.436" calcext:value-type="float">
            <text:p><text:s text:c="3"/>4,106.436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167739" calcext:value-type="float">
            <text:p><text:s text:c="3"/>167,739</text:p>
          </table:table-cell>
          <table:table-cell table:style-name="ce31" office:value-type="float" office:value="531244" calcext:value-type="float">
            <text:p><text:s text:c="3"/>531,244</text:p>
          </table:table-cell>
          <table:table-cell table:style-name="ce31" office:value-type="float" office:value="274266" calcext:value-type="float">
            <text:p><text:s text:c="3"/>274,266</text:p>
          </table:table-cell>
          <table:table-cell table:style-name="ce31" office:value-type="float" office:value="256978" calcext:value-type="float">
            <text:p><text:s text:c="3"/>256,978</text:p>
          </table:table-cell>
          <table:table-cell table:style-name="ce101" office:value-type="float" office:value="106.727424137475" calcext:value-type="float">
            <text:p><text:s/>107 </text:p>
          </table:table-cell>
          <table:table-cell table:style-name="ce101" office:value-type="float" office:value="129.368630121107" calcext:value-type="float">
            <text:p><text:s/>129 </text:p>
          </table:table-cell>
          <table:table-cell table:style-name="ce108" office:value-type="float" office:value="3.16708696248338" calcext:value-type="float">
            <text:p><text:s/>3.17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雲林縣</text:p>
          </table:table-cell>
          <table:table-cell table:style-name="ce85" office:value-type="float" office:value="1290.8326" calcext:value-type="float">
            <text:p><text:s text:c="3"/>1,290.832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392" calcext:value-type="float">
            <text:p><text:s text:c="3"/>6,392</text:p>
          </table:table-cell>
          <table:table-cell table:style-name="ce38" office:value-type="float" office:value="224887" calcext:value-type="float">
            <text:p><text:s text:c="3"/>224,887</text:p>
          </table:table-cell>
          <table:table-cell table:style-name="ce31" office:value-type="float" office:value="723038" calcext:value-type="float">
            <text:p><text:s text:c="3"/>723,038</text:p>
          </table:table-cell>
          <table:table-cell table:style-name="ce31" office:value-type="float" office:value="378634" calcext:value-type="float">
            <text:p><text:s text:c="3"/>378,634</text:p>
          </table:table-cell>
          <table:table-cell table:style-name="ce31" office:value-type="float" office:value="344404" calcext:value-type="float">
            <text:p><text:s text:c="3"/>344,404</text:p>
          </table:table-cell>
          <table:table-cell table:style-name="ce101" office:value-type="float" office:value="109.938908955761" calcext:value-type="float">
            <text:p><text:s/>110 </text:p>
          </table:table-cell>
          <table:table-cell table:style-name="ce101" office:value-type="float" office:value="560.133049010383" calcext:value-type="float">
            <text:p><text:s/>560 </text:p>
          </table:table-cell>
          <table:table-cell table:style-name="ce108" office:value-type="float" office:value="3.2151169253892" calcext:value-type="float">
            <text:p><text:s/>3.22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嘉義縣</text:p>
          </table:table-cell>
          <table:table-cell table:style-name="ce85" office:value-type="float" office:value="1903.6367" calcext:value-type="float">
            <text:p><text:s text:c="3"/>1,903.636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5328" calcext:value-type="float">
            <text:p><text:s text:c="3"/>5,328</text:p>
          </table:table-cell>
          <table:table-cell table:style-name="ce38" office:value-type="float" office:value="172517" calcext:value-type="float">
            <text:p><text:s text:c="3"/>172,517</text:p>
          </table:table-cell>
          <table:table-cell table:style-name="ce31" office:value-type="float" office:value="547594" calcext:value-type="float">
            <text:p><text:s text:c="3"/>547,594</text:p>
          </table:table-cell>
          <table:table-cell table:style-name="ce31" office:value-type="float" office:value="286544" calcext:value-type="float">
            <text:p><text:s text:c="3"/>286,544</text:p>
          </table:table-cell>
          <table:table-cell table:style-name="ce31" office:value-type="float" office:value="261050" calcext:value-type="float">
            <text:p><text:s text:c="3"/>261,050</text:p>
          </table:table-cell>
          <table:table-cell table:style-name="ce101" office:value-type="float" office:value="109.765945221222" calcext:value-type="float">
            <text:p><text:s/>110 </text:p>
          </table:table-cell>
          <table:table-cell table:style-name="ce101" office:value-type="float" office:value="287.656778207733" calcext:value-type="float">
            <text:p><text:s/>288 </text:p>
          </table:table-cell>
          <table:table-cell table:style-name="ce108" office:value-type="float" office:value="3.17414515670919" calcext:value-type="float">
            <text:p><text:s/>3.17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南縣</text:p>
          </table:table-cell>
          <table:table-cell table:style-name="ce85" office:value-type="float" office:value="2016.0075" calcext:value-type="float">
            <text:p><text:s text:c="3"/>2,016.007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9724" calcext:value-type="float">
            <text:p><text:s text:c="3"/>9,724</text:p>
          </table:table-cell>
          <table:table-cell table:style-name="ce38" office:value-type="float" office:value="360906" calcext:value-type="float">
            <text:p><text:s text:c="3"/>360,906</text:p>
          </table:table-cell>
          <table:table-cell table:style-name="ce31" office:value-type="float" office:value="1104038" calcext:value-type="float">
            <text:p><text:s text:c="3"/>1,104,038</text:p>
          </table:table-cell>
          <table:table-cell table:style-name="ce31" office:value-type="float" office:value="564934" calcext:value-type="float">
            <text:p><text:s text:c="3"/>564,934</text:p>
          </table:table-cell>
          <table:table-cell table:style-name="ce31" office:value-type="float" office:value="539104" calcext:value-type="float">
            <text:p><text:s text:c="3"/>539,104</text:p>
          </table:table-cell>
          <table:table-cell table:style-name="ce101" office:value-type="float" office:value="104.791283314537" calcext:value-type="float">
            <text:p><text:s/>105 </text:p>
          </table:table-cell>
          <table:table-cell table:style-name="ce101" office:value-type="float" office:value="547.63585948961" calcext:value-type="float">
            <text:p><text:s/>548 </text:p>
          </table:table-cell>
          <table:table-cell table:style-name="ce108" office:value-type="float" office:value="3.05907355377855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高雄縣</text:p>
          </table:table-cell>
          <table:table-cell table:style-name="ce85" office:value-type="float" office:value="2792.6744" calcext:value-type="float">
            <text:p><text:s text:c="3"/>2,792.6744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9359" calcext:value-type="float">
            <text:p><text:s text:c="3"/>9,359</text:p>
          </table:table-cell>
          <table:table-cell table:style-name="ce38" office:value-type="float" office:value="422685" calcext:value-type="float">
            <text:p><text:s text:c="3"/>422,685</text:p>
          </table:table-cell>
          <table:table-cell table:style-name="ce31" office:value-type="float" office:value="1242867" calcext:value-type="float">
            <text:p><text:s text:c="3"/>1,242,867</text:p>
          </table:table-cell>
          <table:table-cell table:style-name="ce31" office:value-type="float" office:value="638381" calcext:value-type="float">
            <text:p><text:s text:c="3"/>638,381</text:p>
          </table:table-cell>
          <table:table-cell table:style-name="ce31" office:value-type="float" office:value="604486" calcext:value-type="float">
            <text:p><text:s text:c="3"/>604,486</text:p>
          </table:table-cell>
          <table:table-cell table:style-name="ce101" office:value-type="float" office:value="105.607243178502" calcext:value-type="float">
            <text:p><text:s/>106 </text:p>
          </table:table-cell>
          <table:table-cell table:style-name="ce101" office:value-type="float" office:value="445.045437448777" calcext:value-type="float">
            <text:p><text:s/>445 </text:p>
          </table:table-cell>
          <table:table-cell table:style-name="ce108" office:value-type="float" office:value="2.94040952482345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屏東縣</text:p>
          </table:table-cell>
          <table:table-cell table:style-name="ce85" office:value-type="float" office:value="2775.6003" calcext:value-type="float">
            <text:p><text:s text:c="3"/>2,775.60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270864" calcext:value-type="float">
            <text:p><text:s text:c="3"/>270,864</text:p>
          </table:table-cell>
          <table:table-cell table:style-name="ce31" office:value-type="float" office:value="883384" calcext:value-type="float">
            <text:p><text:s text:c="3"/>883,384</text:p>
          </table:table-cell>
          <table:table-cell table:style-name="ce31" office:value-type="float" office:value="455617" calcext:value-type="float">
            <text:p><text:s text:c="3"/>455,617</text:p>
          </table:table-cell>
          <table:table-cell table:style-name="ce31" office:value-type="float" office:value="427767" calcext:value-type="float">
            <text:p><text:s text:c="3"/>427,767</text:p>
          </table:table-cell>
          <table:table-cell table:style-name="ce101" office:value-type="float" office:value="106.51055364252" calcext:value-type="float">
            <text:p><text:s/>107 </text:p>
          </table:table-cell>
          <table:table-cell table:style-name="ce101" office:value-type="float" office:value="318.267727525465" calcext:value-type="float">
            <text:p><text:s/>318 </text:p>
          </table:table-cell>
          <table:table-cell table:style-name="ce108" office:value-type="float" office:value="3.26135625258432" calcext:value-type="float">
            <text:p><text:s/>3.26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東縣</text:p>
          </table:table-cell>
          <table:table-cell table:style-name="ce85" office:value-type="float" office:value="3515.2526" calcext:value-type="float">
            <text:p><text:s text:c="3"/>3,515.2526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2708" calcext:value-type="float">
            <text:p><text:s text:c="3"/>2,708</text:p>
          </table:table-cell>
          <table:table-cell table:style-name="ce38" office:value-type="float" office:value="79092" calcext:value-type="float">
            <text:p><text:s text:c="3"/>79,092</text:p>
          </table:table-cell>
          <table:table-cell table:style-name="ce31" office:value-type="float" office:value="231930" calcext:value-type="float">
            <text:p><text:s text:c="3"/>231,930</text:p>
          </table:table-cell>
          <table:table-cell table:style-name="ce31" office:value-type="float" office:value="121879" calcext:value-type="float">
            <text:p><text:s text:c="3"/>121,879</text:p>
          </table:table-cell>
          <table:table-cell table:style-name="ce31" office:value-type="float" office:value="110051" calcext:value-type="float">
            <text:p><text:s text:c="3"/>110,051</text:p>
          </table:table-cell>
          <table:table-cell table:style-name="ce101" office:value-type="float" office:value="110.747744227676" calcext:value-type="float">
            <text:p><text:s/>111 </text:p>
          </table:table-cell>
          <table:table-cell table:style-name="ce101" office:value-type="float" office:value="65.9781888789443" calcext:value-type="float">
            <text:p><text:s/>66 </text:p>
          </table:table-cell>
          <table:table-cell table:style-name="ce108" office:value-type="float" office:value="2.93240782885753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花蓮縣</text:p>
          </table:table-cell>
          <table:table-cell table:style-name="ce85" office:value-type="float" office:value="4628.5714" calcext:value-type="float">
            <text:p><text:s text:c="3"/>4,628.57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3656" calcext:value-type="float">
            <text:p><text:s text:c="3"/>3,656</text:p>
          </table:table-cell>
          <table:table-cell table:style-name="ce38" office:value-type="float" office:value="118934" calcext:value-type="float">
            <text:p><text:s text:c="3"/>118,934</text:p>
          </table:table-cell>
          <table:table-cell table:style-name="ce31" office:value-type="float" office:value="341032" calcext:value-type="float">
            <text:p><text:s text:c="3"/>341,032</text:p>
          </table:table-cell>
          <table:table-cell table:style-name="ce31" office:value-type="float" office:value="176567" calcext:value-type="float">
            <text:p><text:s text:c="3"/>176,567</text:p>
          </table:table-cell>
          <table:table-cell table:style-name="ce31" office:value-type="float" office:value="164465" calcext:value-type="float">
            <text:p><text:s text:c="3"/>164,465</text:p>
          </table:table-cell>
          <table:table-cell table:style-name="ce101" office:value-type="float" office:value="107.358404523759" calcext:value-type="float">
            <text:p><text:s/>107 </text:p>
          </table:table-cell>
          <table:table-cell table:style-name="ce101" office:value-type="float" office:value="73.6797535412331" calcext:value-type="float">
            <text:p><text:s/>74 </text:p>
          </table:table-cell>
          <table:table-cell table:style-name="ce108" office:value-type="float" office:value="2.86740545176316" calcext:value-type="float">
            <text:p><text:s/>2.87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澎湖縣</text:p>
          </table:table-cell>
          <table:table-cell table:style-name="ce85" office:value-type="float" office:value="126.8641" calcext:value-type="float">
            <text:p><text:s text:c="3"/>126.864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407" calcext:value-type="float">
            <text:p><text:s text:c="3"/>1,407</text:p>
          </table:table-cell>
          <table:table-cell table:style-name="ce38" office:value-type="float" office:value="32154" calcext:value-type="float">
            <text:p><text:s text:c="3"/>32,154</text:p>
          </table:table-cell>
          <table:table-cell table:style-name="ce31" office:value-type="float" office:value="94576" calcext:value-type="float">
            <text:p><text:s text:c="3"/>94,576</text:p>
          </table:table-cell>
          <table:table-cell table:style-name="ce31" office:value-type="float" office:value="48727" calcext:value-type="float">
            <text:p><text:s text:c="3"/>48,727</text:p>
          </table:table-cell>
          <table:table-cell table:style-name="ce31" office:value-type="float" office:value="45849" calcext:value-type="float">
            <text:p><text:s text:c="3"/>45,849</text:p>
          </table:table-cell>
          <table:table-cell table:style-name="ce101" office:value-type="float" office:value="106.277127091103" calcext:value-type="float">
            <text:p><text:s/>106 </text:p>
          </table:table-cell>
          <table:table-cell table:style-name="ce101" office:value-type="float" office:value="745.490647078252" calcext:value-type="float">
            <text:p><text:s/>745 </text:p>
          </table:table-cell>
          <table:table-cell table:style-name="ce108" office:value-type="float" office:value="2.94134477825465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基隆市</text:p>
          </table:table-cell>
          <table:table-cell table:style-name="ce85" office:value-type="float" office:value="132.7589" calcext:value-type="float">
            <text:p><text:s text:c="3"/>132.758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3350" calcext:value-type="float">
            <text:p><text:s text:c="3"/>3,350</text:p>
          </table:table-cell>
          <table:table-cell table:style-name="ce38" office:value-type="float" office:value="144862" calcext:value-type="float">
            <text:p><text:s text:c="3"/>144,862</text:p>
          </table:table-cell>
          <table:table-cell table:style-name="ce31" office:value-type="float" office:value="388693" calcext:value-type="float">
            <text:p><text:s text:c="3"/>388,693</text:p>
          </table:table-cell>
          <table:table-cell table:style-name="ce31" office:value-type="float" office:value="196536" calcext:value-type="float">
            <text:p><text:s text:c="3"/>196,536</text:p>
          </table:table-cell>
          <table:table-cell table:style-name="ce31" office:value-type="float" office:value="192157" calcext:value-type="float">
            <text:p><text:s text:c="3"/>192,157</text:p>
          </table:table-cell>
          <table:table-cell table:style-name="ce101" office:value-type="float" office:value="102.278865719178" calcext:value-type="float">
            <text:p><text:s/>102 </text:p>
          </table:table-cell>
          <table:table-cell table:style-name="ce101" office:value-type="float" office:value="2927.81124278674" calcext:value-type="float">
            <text:p><text:s/>2,928 </text:p>
          </table:table-cell>
          <table:table-cell table:style-name="ce108" office:value-type="float" office:value="2.68319504079745" calcext:value-type="float">
            <text:p><text:s/>2.68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新竹市</text:p>
          </table:table-cell>
          <table:table-cell table:style-name="ce85" office:value-type="float" office:value="104.1526" calcext:value-type="float">
            <text:p><text:s text:c="3"/>104.15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165" calcext:value-type="float">
            <text:p><text:s text:c="3"/>2,165</text:p>
          </table:table-cell>
          <table:table-cell table:style-name="ce38" office:value-type="float" office:value="135714" calcext:value-type="float">
            <text:p><text:s text:c="3"/>135,714</text:p>
          </table:table-cell>
          <table:table-cell table:style-name="ce31" office:value-type="float" office:value="408047" calcext:value-type="float">
            <text:p><text:s text:c="3"/>408,047</text:p>
          </table:table-cell>
          <table:table-cell table:style-name="ce31" office:value-type="float" office:value="203367" calcext:value-type="float">
            <text:p><text:s text:c="3"/>203,367</text:p>
          </table:table-cell>
          <table:table-cell table:style-name="ce31" office:value-type="float" office:value="204680" calcext:value-type="float">
            <text:p><text:s text:c="3"/>204,680</text:p>
          </table:table-cell>
          <table:table-cell table:style-name="ce101" office:value-type="float" office:value="99.3585108461989" calcext:value-type="float">
            <text:p><text:s/>99 </text:p>
          </table:table-cell>
          <table:table-cell table:style-name="ce101" office:value-type="float" office:value="3917.78025704591" calcext:value-type="float">
            <text:p><text:s/>3,918 </text:p>
          </table:table-cell>
          <table:table-cell table:style-name="ce108" office:value-type="float" office:value="3.00666843509144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中市</text:p>
          </table:table-cell>
          <table:table-cell table:style-name="ce85" office:value-type="float" office:value="163.4256" calcext:value-type="float">
            <text:p><text:s text:c="3"/>163.42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5227" calcext:value-type="float">
            <text:p><text:s text:c="3"/>5,227</text:p>
          </table:table-cell>
          <table:table-cell table:style-name="ce38" office:value-type="float" office:value="372265" calcext:value-type="float">
            <text:p><text:s text:c="3"/>372,265</text:p>
          </table:table-cell>
          <table:table-cell table:style-name="ce31" office:value-type="float" office:value="1069354" calcext:value-type="float">
            <text:p><text:s text:c="3"/>1,069,354</text:p>
          </table:table-cell>
          <table:table-cell table:style-name="ce31" office:value-type="float" office:value="521295" calcext:value-type="float">
            <text:p><text:s text:c="3"/>521,295</text:p>
          </table:table-cell>
          <table:table-cell table:style-name="ce31" office:value-type="float" office:value="548059" calcext:value-type="float">
            <text:p><text:s text:c="3"/>548,059</text:p>
          </table:table-cell>
          <table:table-cell table:style-name="ce101" office:value-type="float" office:value="95.1165841633839" calcext:value-type="float">
            <text:p><text:s/>95 </text:p>
          </table:table-cell>
          <table:table-cell table:style-name="ce101" office:value-type="float" office:value="6543.36897034492" calcext:value-type="float">
            <text:p><text:s/>6,543 </text:p>
          </table:table-cell>
          <table:table-cell table:style-name="ce108" office:value-type="float" office:value="2.87256121311431" calcext:value-type="float">
            <text:p><text:s/>2.87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嘉義市</text:p>
          </table:table-cell>
          <table:table-cell table:style-name="ce85" office:value-type="float" office:value="60.0256" calcext:value-type="float">
            <text:p><text:s text:c="3"/>60.0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778" calcext:value-type="float">
            <text:p><text:s text:c="3"/>1,778</text:p>
          </table:table-cell>
          <table:table-cell table:style-name="ce38" office:value-type="float" office:value="93753" calcext:value-type="float">
            <text:p><text:s text:c="3"/>93,753</text:p>
          </table:table-cell>
          <table:table-cell table:style-name="ce31" office:value-type="float" office:value="274088" calcext:value-type="float">
            <text:p><text:s text:c="3"/>274,088</text:p>
          </table:table-cell>
          <table:table-cell table:style-name="ce31" office:value-type="float" office:value="135228" calcext:value-type="float">
            <text:p><text:s text:c="3"/>135,228</text:p>
          </table:table-cell>
          <table:table-cell table:style-name="ce31" office:value-type="float" office:value="138860" calcext:value-type="float">
            <text:p><text:s text:c="3"/>138,860</text:p>
          </table:table-cell>
          <table:table-cell table:style-name="ce101" office:value-type="float" office:value="97.3844159585194" calcext:value-type="float">
            <text:p><text:s/>97 </text:p>
          </table:table-cell>
          <table:table-cell table:style-name="ce101" office:value-type="float" office:value="4566.18509435974" calcext:value-type="float">
            <text:p><text:s/>4,566 </text:p>
          </table:table-cell>
          <table:table-cell table:style-name="ce108" office:value-type="float" office:value="2.92351178095634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南市</text:p>
          </table:table-cell>
          <table:table-cell table:style-name="ce85" office:value-type="float" office:value="175.6456" calcext:value-type="float">
            <text:p><text:s text:c="3"/>175.64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5053" calcext:value-type="float">
            <text:p><text:s text:c="3"/>5,053</text:p>
          </table:table-cell>
          <table:table-cell table:style-name="ce38" office:value-type="float" office:value="263537" calcext:value-type="float">
            <text:p><text:s text:c="3"/>263,537</text:p>
          </table:table-cell>
          <table:table-cell table:style-name="ce31" office:value-type="float" office:value="769716" calcext:value-type="float">
            <text:p><text:s text:c="3"/>769,716</text:p>
          </table:table-cell>
          <table:table-cell table:style-name="ce31" office:value-type="float" office:value="381858" calcext:value-type="float">
            <text:p><text:s text:c="3"/>381,858</text:p>
          </table:table-cell>
          <table:table-cell table:style-name="ce31" office:value-type="float" office:value="387858" calcext:value-type="float">
            <text:p><text:s text:c="3"/>387,858</text:p>
          </table:table-cell>
          <table:table-cell table:style-name="ce101" office:value-type="float" office:value="98.4530420927247" calcext:value-type="float">
            <text:p><text:s/>98 </text:p>
          </table:table-cell>
          <table:table-cell table:style-name="ce101" office:value-type="float" office:value="4382.21054213712" calcext:value-type="float">
            <text:p><text:s/>4,382 </text:p>
          </table:table-cell>
          <table:table-cell table:style-name="ce108" office:value-type="float" office:value="2.9207132205345" calcext:value-type="float">
            <text:p><text:s/>2.92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臺 北 市</text:p>
          </table:table-cell>
          <table:table-cell table:style-name="ce86" office:value-type="float" office:value="271.7997" calcext:value-type="float">
            <text:p><text:s text:c="3"/>271.7997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style-name="ce90" office:value-type="float" office:value="449" calcext:value-type="float">
            <text:p><text:s text:c="3"/>449</text:p>
          </table:table-cell>
          <table:table-cell table:style-name="ce90" office:value-type="float" office:value="9505" calcext:value-type="float">
            <text:p><text:s text:c="3"/>9,505</text:p>
          </table:table-cell>
          <table:table-cell table:style-name="ce90" office:value-type="float" office:value="961347" calcext:value-type="float">
            <text:p><text:s text:c="3"/>961,347</text:p>
          </table:table-cell>
          <table:table-cell table:style-name="ce28" office:value-type="float" office:value="2617566" calcext:value-type="float">
            <text:p><text:s text:c="3"/>2,617,566</text:p>
          </table:table-cell>
          <table:table-cell table:style-name="ce28" office:value-type="float" office:value="1267200" calcext:value-type="float">
            <text:p><text:s text:c="3"/>1,267,200</text:p>
          </table:table-cell>
          <table:table-cell table:style-name="ce28" office:value-type="float" office:value="1350366" calcext:value-type="float">
            <text:p><text:s text:c="3"/>1,350,366</text:p>
          </table:table-cell>
          <table:table-cell table:style-name="ce100" office:value-type="float" office:value="93.8412252678163" calcext:value-type="float">
            <text:p><text:s/>94 </text:p>
          </table:table-cell>
          <table:table-cell table:style-name="ce100" office:value-type="float" office:value="9630.49628090097" calcext:value-type="float">
            <text:p><text:s/>9,630 </text:p>
          </table:table-cell>
          <table:table-cell table:style-name="ce107" office:value-type="float" office:value="2.72281080608771" calcext:value-type="float">
            <text:p><text:s/>2.72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高 雄 市</text:p>
          </table:table-cell>
          <table:table-cell table:style-name="ce86" office:value-type="float" office:value="153.5927" calcext:value-type="float">
            <text:p><text:s text:c="3"/>153.5927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90" office:value-type="float" office:value="459" calcext:value-type="float">
            <text:p><text:s text:c="3"/>459</text:p>
          </table:table-cell>
          <table:table-cell table:style-name="ce90" office:value-type="float" office:value="8479" calcext:value-type="float">
            <text:p><text:s text:c="3"/>8,479</text:p>
          </table:table-cell>
          <table:table-cell table:style-name="ce90" office:value-type="float" office:value="574421" calcext:value-type="float">
            <text:p><text:s text:c="3"/>574,421</text:p>
          </table:table-cell>
          <table:table-cell table:style-name="ce28" office:value-type="float" office:value="1526320" calcext:value-type="float">
            <text:p><text:s text:c="3"/>1,526,320</text:p>
          </table:table-cell>
          <table:table-cell table:style-name="ce28" office:value-type="float" office:value="756477" calcext:value-type="float">
            <text:p><text:s text:c="3"/>756,477</text:p>
          </table:table-cell>
          <table:table-cell table:style-name="ce28" office:value-type="float" office:value="769843" calcext:value-type="float">
            <text:p><text:s text:c="3"/>769,843</text:p>
          </table:table-cell>
          <table:table-cell table:style-name="ce100" office:value-type="float" office:value="98.2638018401154" calcext:value-type="float">
            <text:p><text:s/>98 </text:p>
          </table:table-cell>
          <table:table-cell table:style-name="ce100" office:value-type="float" office:value="9937.45145439855" calcext:value-type="float">
            <text:p><text:s/>9,937 </text:p>
          </table:table-cell>
          <table:table-cell table:style-name="ce107" office:value-type="float" office:value="2.6571451949006" calcext:value-type="float">
            <text:p><text:s/>2.66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福 建 省</text:p>
          </table:table-cell>
          <table:table-cell table:style-name="ce86" office:value-type="float" office:value="180.456" calcext:value-type="float">
            <text:p><text:s text:c="3"/>180.4560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90" office:value-type="float" office:value="59" calcext:value-type="float">
            <text:p><text:s text:c="3"/>59</text:p>
          </table:table-cell>
          <table:table-cell table:style-name="ce90" office:value-type="float" office:value="893" calcext:value-type="float">
            <text:p><text:s text:c="3"/>893</text:p>
          </table:table-cell>
          <table:table-cell table:style-name="ce90" office:value-type="float" office:value="32684" calcext:value-type="float">
            <text:p><text:s text:c="3"/>32,684</text:p>
          </table:table-cell>
          <table:table-cell table:style-name="ce28" office:value-type="float" office:value="97913" calcext:value-type="float">
            <text:p><text:s text:c="3"/>97,913</text:p>
          </table:table-cell>
          <table:table-cell table:style-name="ce28" office:value-type="float" office:value="51796" calcext:value-type="float">
            <text:p><text:s text:c="3"/>51,796</text:p>
          </table:table-cell>
          <table:table-cell table:style-name="ce28" office:value-type="float" office:value="46117" calcext:value-type="float">
            <text:p><text:s text:c="3"/>46,117</text:p>
          </table:table-cell>
          <table:table-cell table:style-name="ce100" office:value-type="float" office:value="112.314330940868" calcext:value-type="float">
            <text:p><text:s/>112 </text:p>
          </table:table-cell>
          <table:table-cell table:style-name="ce100" office:value-type="float" office:value="542.586558496254" calcext:value-type="float">
            <text:p><text:s/>543 </text:p>
          </table:table-cell>
          <table:table-cell table:style-name="ce107" office:value-type="float" office:value="2.99574715457104" calcext:value-type="float">
            <text:p><text:s/>3.00 </text:p>
          </table:table-cell>
          <table:table-cell table:number-columns-repeated="1012"/>
        </table:table-row>
        <table:table-row table:style-name="ro7">
          <table:table-cell table:style-name="ce78" office:value-type="string" calcext:value-type="string">
            <text:p>金門縣</text:p>
          </table:table-cell>
          <table:table-cell table:style-name="ce85" office:value-type="float" office:value="151.656" calcext:value-type="float">
            <text:p><text:s text:c="3"/>151.65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56" calcext:value-type="float">
            <text:p><text:s text:c="3"/>756</text:p>
          </table:table-cell>
          <table:table-cell table:style-name="ce38" office:value-type="float" office:value="30657" calcext:value-type="float">
            <text:p><text:s text:c="3"/>30,657</text:p>
          </table:table-cell>
          <table:table-cell table:style-name="ce31" office:value-type="float" office:value="88134" calcext:value-type="float">
            <text:p><text:s text:c="3"/>88,134</text:p>
          </table:table-cell>
          <table:table-cell table:style-name="ce31" office:value-type="float" office:value="46137" calcext:value-type="float">
            <text:p><text:s text:c="3"/>46,137</text:p>
          </table:table-cell>
          <table:table-cell table:style-name="ce31" office:value-type="float" office:value="41997" calcext:value-type="float">
            <text:p><text:s text:c="3"/>41,997</text:p>
          </table:table-cell>
          <table:table-cell table:style-name="ce101" office:value-type="float" office:value="109.857846989071" calcext:value-type="float">
            <text:p><text:s/>110 </text:p>
          </table:table-cell>
          <table:table-cell table:style-name="ce101" office:value-type="float" office:value="581.144168381073" calcext:value-type="float">
            <text:p><text:s/>581 </text:p>
          </table:table-cell>
          <table:table-cell table:style-name="ce108" office:value-type="float" office:value="2.87484098248361" calcext:value-type="float">
            <text:p><text:s/>2.87 </text:p>
          </table:table-cell>
          <table:table-cell table:number-columns-repeated="1012"/>
        </table:table-row>
        <table:table-row table:style-name="ro7">
          <table:table-cell table:style-name="ce78" office:value-type="string" calcext:value-type="string">
            <text:p>連江縣</text:p>
          </table:table-cell>
          <table:table-cell table:style-name="ce85" office:value-type="float" office:value="28.8" calcext:value-type="float">
            <text:p><text:s text:c="3"/>28.80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27" calcext:value-type="float">
            <text:p><text:s text:c="3"/>2,027</text:p>
          </table:table-cell>
          <table:table-cell table:style-name="ce31" office:value-type="float" office:value="9779" calcext:value-type="float">
            <text:p><text:s text:c="3"/>9,779</text:p>
          </table:table-cell>
          <table:table-cell table:style-name="ce31" office:value-type="float" office:value="5659" calcext:value-type="float">
            <text:p><text:s text:c="3"/>5,659</text:p>
          </table:table-cell>
          <table:table-cell table:style-name="ce31" office:value-type="float" office:value="4120" calcext:value-type="float">
            <text:p><text:s text:c="3"/>4,120</text:p>
          </table:table-cell>
          <table:table-cell table:style-name="ce102" office:value-type="float" office:value="137.354368932039" calcext:value-type="float">
            <text:p><text:s/>137 </text:p>
          </table:table-cell>
          <table:table-cell table:style-name="ce101" office:value-type="float" office:value="339.548611111111" calcext:value-type="float">
            <text:p><text:s/>340 </text:p>
          </table:table-cell>
          <table:table-cell table:style-name="ce108" office:value-type="float" office:value="4.82437099161322" calcext:value-type="float">
            <text:p><text:s/>4.82 </text:p>
          </table:table-cell>
          <table:table-cell table:number-columns-repeated="1012"/>
        </table:table-row>
        <table:table-row table:style-name="ro7">
          <table:table-cell table:style-name="ce79" office:value-type="string" calcext:value-type="string">
            <text:p>東沙群島</text:p>
          </table:table-cell>
          <table:table-cell table:style-name="ce87" office:value-type="float" office:value="2.38" calcext:value-type="float">
            <text:p><text:s text:c="3"/>2.3800</text:p>
          </table:table-cell>
          <table:table-cell table:style-name="ce92" office:value-type="float" office:value="0" calcext:value-type="float">
            <text:p>— </text:p>
          </table:table-cell>
          <table:table-cell table:number-columns-repeated="3" table:style-name="ce95" office:value-type="float" office:value="0" calcext:value-type="float">
            <text:p>— </text:p>
          </table:table-cell>
          <table:table-cell table:number-columns-repeated="5" table:style-name="ce93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南沙群島</text:p>
          </table:table-cell>
          <table:table-cell table:style-name="ce88" office:value-type="float" office:value="0.4896" calcext:value-type="float">
            <text:p><text:s text:c="3"/>0.4896</text:p>
          </table:table-cell>
          <table:table-cell table:number-columns-repeated="9" table:style-name="ce93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0"/>
          <table:table-cell table:style-name="ce89"/>
          <table:table-cell table:style-name="ce94" table:number-columns-repeated="7"/>
          <table:table-cell table:style-name="ce103" table:number-columns-repeated="2"/>
          <table:table-cell table:style-name="ce110"/>
          <table:table-cell table:style-name="ce111" table:number-columns-repeated="244"/>
          <table:table-cell table:style-name="ce113" table:number-columns-repeated="768"/>
        </table:table-row>
        <table:table-row table:style-name="ro13">
          <table:table-cell table:style-name="ce81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10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6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0"/>
          <table:table-cell table:style-name="ce112"/>
          <table:table-cell table:style-name="ce111" table:number-columns-repeated="1011"/>
        </table:table-row>
        <table:table-row table:style-name="ro10">
          <table:table-cell table:style-name="ce8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05.xls'#$''.$G$5]"/>
        <table:named-expression table:name="出生" table:base-cell-address="$年月別.$A$1" table:expression="['file:///D:/123/o60/%E8%A1%A8%E5%85%AD9805.xls'#$''.$V$14:.$V$34]"/>
        <table:named-expression table:name="月底人口數" table:base-cell-address="$年月別.$A$1" table:expression="['file:///D:/123/o60/%E8%A1%A8%E5%85%AD9805.xls'#$''.$AT$14:.$AU$34]"/>
        <table:named-expression table:name="死亡" table:base-cell-address="$年月別.$A$1" table:expression="['file:///D:/123/o60/%E8%A1%A8%E5%85%AD9805.xls'#$''.$Y$14:.$Y$34]"/>
        <table:named-expression table:name="結婚" table:base-cell-address="$年月別.$A$1" table:expression="['file:///D:/123/o60/%E8%A1%A8%E5%85%AD9805.xls'#$''.$L$14:.$L$34]"/>
        <table:named-expression table:name="鄰數戶數" table:base-cell-address="$年月別.$A$1" table:expression="['file:///D:/123/o60/%E8%A1%A8%E5%85%AD9805.xls'#$''.$AQ$14:.$AR$34]"/>
        <table:named-expression table:name="離婚" table:base-cell-address="$年月別.$A$1" table:expression="['file:///D:/123/o60/%E8%A1%A8%E5%85%AD98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 </number:text>
      <number:number number:decimal-places="2" loext:min-decimal-places="2" number:min-integer-digits="1" number:grouping="true"/>
    </number:number-style>
    <number:number-style style:name="N183P1" style:volatile="true">
      <number:text>   － </number:text>
      <number:number number:decimal-places="2" loext:min-decimal-places="2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08:52</meta:creation-date>
    <dc:creator>user</dc:creator>
    <dc:date>2009-06-08T09:28:45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